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a30182" officeooo:paragraph-rsid="00a9098c"/>
    </style:style>
    <style:style style:name="P2" style:family="paragraph" style:parent-style-name="Standard">
      <style:text-properties style:font-name="Calibri" officeooo:rsid="00a68852" officeooo:paragraph-rsid="00a9098c"/>
    </style:style>
    <style:style style:name="P3" style:family="paragraph" style:parent-style-name="Standard">
      <style:text-properties style:font-name="Calibri" officeooo:rsid="00a68852" officeooo:paragraph-rsid="00adfa63"/>
    </style:style>
    <style:style style:name="P4" style:family="paragraph" style:parent-style-name="Standard">
      <style:text-properties style:font-name="Calibri" officeooo:rsid="00a72bfa" officeooo:paragraph-rsid="00adfa63"/>
    </style:style>
    <style:style style:name="P5" style:family="paragraph" style:parent-style-name="Standard">
      <style:text-properties style:font-name="Calibri" officeooo:rsid="00adfa63" officeooo:paragraph-rsid="00adfa63"/>
    </style:style>
    <style:style style:name="P6" style:family="paragraph" style:parent-style-name="Standard">
      <style:text-properties style:font-name="Calibri" officeooo:rsid="00adfa63" officeooo:paragraph-rsid="00ae7ac0"/>
    </style:style>
    <style:style style:name="P7" style:family="paragraph" style:parent-style-name="Standard">
      <style:text-properties style:font-name="Calibri" officeooo:rsid="00bdd53c" officeooo:paragraph-rsid="00bdd53c"/>
    </style:style>
    <style:style style:name="P8" style:family="paragraph" style:parent-style-name="Standard">
      <style:text-properties style:font-name="Calibri" officeooo:rsid="00bdd53c" officeooo:paragraph-rsid="00c27485"/>
    </style:style>
    <style:style style:name="P9" style:family="paragraph" style:parent-style-name="Standard">
      <style:text-properties style:font-name="Calibri" officeooo:rsid="00c39e9f" officeooo:paragraph-rsid="00c39e9f"/>
    </style:style>
    <style:style style:name="P10" style:family="paragraph" style:parent-style-name="Standard">
      <style:text-properties style:font-name="Calibri" officeooo:rsid="00c5898e" officeooo:paragraph-rsid="00c5898e"/>
    </style:style>
    <style:style style:name="P11" style:family="paragraph" style:parent-style-name="Standard">
      <style:text-properties style:font-name="Calibri" officeooo:rsid="00c7cb38" officeooo:paragraph-rsid="00c8a47c"/>
    </style:style>
    <style:style style:name="P12" style:family="paragraph" style:parent-style-name="Standard">
      <style:text-properties style:font-name="Calibri" officeooo:rsid="00bf8afc" officeooo:paragraph-rsid="00c96ebe"/>
    </style:style>
    <style:style style:name="P13" style:family="paragraph" style:parent-style-name="Standard">
      <style:text-properties fo:color="#000000" loext:opacity="100%" style:font-name="Calibri" officeooo:rsid="00a30182" officeooo:paragraph-rsid="00ae7ac0"/>
    </style:style>
    <style:style style:name="P14" style:family="paragraph" style:parent-style-name="Standard">
      <style:text-properties fo:color="#000000" loext:opacity="100%" style:font-name="Calibri" officeooo:rsid="00951c4d" officeooo:paragraph-rsid="00ae7ac0" style:font-name-asian="DejaVu Sans" style:font-name-complex="DejaVu Sans"/>
    </style:style>
    <style:style style:name="P15" style:family="paragraph" style:parent-style-name="Standard">
      <style:text-properties fo:color="#000000" loext:opacity="100%" style:font-name="Calibri" officeooo:rsid="00951c4d" officeooo:paragraph-rsid="00ac6835" style:font-name-asian="DejaVu Sans" style:font-name-complex="DejaVu Sans"/>
    </style:style>
    <style:style style:name="P16" style:family="paragraph" style:parent-style-name="Standard">
      <style:text-properties fo:color="#000000" loext:opacity="100%" style:font-name="Calibri" fo:font-weight="normal" officeooo:rsid="00afadd7" officeooo:paragraph-rsid="00b47bb4" style:font-name-asian="DejaVu Sans" style:font-weight-asian="normal" style:font-name-complex="DejaVu Sans" style:font-weight-complex="normal"/>
    </style:style>
    <style:style style:name="P17" style:family="paragraph" style:parent-style-name="Standard">
      <style:text-properties fo:color="#000000" loext:opacity="100%" style:font-name="Calibri" fo:font-weight="normal" officeooo:rsid="00adfa63" officeooo:paragraph-rsid="00b61cb8" style:font-name-asian="DejaVu Sans" style:font-weight-asian="normal" style:font-name-complex="DejaVu Sans" style:font-weight-complex="normal"/>
    </style:style>
    <style:style style:name="P18" style:family="paragraph" style:parent-style-name="Standard">
      <style:text-properties fo:color="#000000" loext:opacity="100%" style:font-name="Calibri" fo:font-weight="normal" officeooo:rsid="00adfa63" officeooo:paragraph-rsid="00bdd53c" style:font-name-asian="DejaVu Sans" style:font-weight-asian="normal" style:font-name-complex="DejaVu Sans" style:font-weight-complex="normal"/>
    </style:style>
    <style:style style:name="P19" style:family="paragraph" style:parent-style-name="Standard">
      <style:text-properties fo:color="#000000" loext:opacity="100%" style:font-name="Calibri" fo:font-weight="normal" officeooo:rsid="00adfa63" officeooo:paragraph-rsid="00c27485" style:font-name-asian="DejaVu Sans" style:font-weight-asian="normal" style:font-name-complex="DejaVu Sans" style:font-weight-complex="normal"/>
    </style:style>
    <style:style style:name="P20" style:family="paragraph" style:parent-style-name="Standard">
      <style:text-properties officeooo:paragraph-rsid="00ad5bd1"/>
    </style:style>
    <style:style style:name="P21" style:family="paragraph" style:parent-style-name="Standard">
      <style:text-properties officeooo:rsid="00ad8ad9" officeooo:paragraph-rsid="00ae7ac0"/>
    </style:style>
    <style:style style:name="P22" style:family="paragraph" style:parent-style-name="Standard">
      <style:text-properties officeooo:rsid="00afadd7" officeooo:paragraph-rsid="00afadd7"/>
    </style:style>
    <style:style style:name="P23" style:family="paragraph" style:parent-style-name="Standard">
      <style:text-properties fo:font-weight="normal" officeooo:rsid="00afadd7" officeooo:paragraph-rsid="00b162ca" style:font-weight-asian="normal" style:font-weight-complex="normal"/>
    </style:style>
    <style:style style:name="P24" style:family="paragraph" style:parent-style-name="Standard">
      <style:text-properties fo:font-weight="normal" officeooo:rsid="00afadd7" officeooo:paragraph-rsid="00b47bb4" style:font-weight-asian="normal" style:font-weight-complex="normal"/>
    </style:style>
    <style:style style:name="P25" style:family="paragraph" style:parent-style-name="Standard">
      <style:text-properties fo:font-weight="normal" officeooo:rsid="00b60eb4" officeooo:paragraph-rsid="00b61cb8" style:font-weight-asian="normal" style:font-weight-complex="normal"/>
    </style:style>
    <style:style style:name="P26" style:family="paragraph" style:parent-style-name="Standard">
      <style:text-properties fo:font-weight="normal" officeooo:rsid="00b61961" officeooo:paragraph-rsid="00b61cb8" style:font-weight-asian="normal" style:font-weight-complex="normal"/>
    </style:style>
    <style:style style:name="P27" style:family="paragraph" style:parent-style-name="Standard">
      <style:text-properties fo:font-weight="normal" officeooo:rsid="00b6db2d" officeooo:paragraph-rsid="00c27485" style:font-weight-asian="normal" style:font-weight-complex="normal"/>
    </style:style>
    <style:style style:name="P28" style:family="paragraph" style:parent-style-name="Standard">
      <style:text-properties fo:font-weight="normal" officeooo:rsid="00ba5c91" officeooo:paragraph-rsid="00c27485" style:font-weight-asian="normal" style:font-weight-complex="normal"/>
    </style:style>
    <style:style style:name="P29" style:family="paragraph" style:parent-style-name="Standard">
      <style:text-properties fo:font-weight="normal" officeooo:rsid="00bae1b8" officeooo:paragraph-rsid="00c27485" style:font-weight-asian="normal" style:font-weight-complex="normal"/>
    </style:style>
    <style:style style:name="P30" style:family="paragraph" style:parent-style-name="Standard">
      <style:text-properties fo:font-weight="normal" officeooo:rsid="00bc3030" officeooo:paragraph-rsid="00bc3030" style:font-weight-asian="normal" style:font-weight-complex="normal"/>
    </style:style>
    <style:style style:name="P31" style:family="paragraph" style:parent-style-name="Standard">
      <style:text-properties fo:font-weight="normal" officeooo:rsid="00bd2ce0" officeooo:paragraph-rsid="00c27485" style:font-weight-asian="normal" style:font-weight-complex="normal"/>
    </style:style>
    <style:style style:name="P32" style:family="paragraph" style:parent-style-name="Standard">
      <style:text-properties fo:font-weight="normal" officeooo:rsid="00bdc546" officeooo:paragraph-rsid="00bdc546" style:font-weight-asian="normal" style:font-weight-complex="normal"/>
    </style:style>
    <style:style style:name="P33" style:family="paragraph" style:parent-style-name="Standard">
      <style:text-properties fo:font-weight="normal" officeooo:rsid="00c5d0a2" officeooo:paragraph-rsid="00c5d0a2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style:font-name="Calibri" officeooo:rsid="00c5898e" officeooo:paragraph-rsid="00a9098c"/>
    </style:style>
    <style:style style:name="P35" style:family="paragraph" style:parent-style-name="Standard">
      <style:text-properties fo:color="#2e74b5" loext:opacity="100%" style:font-name="Calibri" officeooo:rsid="00951c4d" officeooo:paragraph-rsid="00a9098c" style:font-name-asian="DejaVu Sans" style:font-name-complex="DejaVu Sans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adfa63"/>
    </style:style>
    <style:style style:name="T3" style:family="text">
      <style:text-properties style:font-name="Calibri" officeooo:rsid="00b357a2"/>
    </style:style>
    <style:style style:name="T4" style:family="text">
      <style:text-properties style:font-name="Calibri" officeooo:rsid="00b47bb4"/>
    </style:style>
    <style:style style:name="T5" style:family="text">
      <style:text-properties officeooo:rsid="00a44ed6"/>
    </style:style>
    <style:style style:name="T6" style:family="text">
      <style:text-properties officeooo:rsid="00951c4d" style:font-name-asian="DejaVu Sans" style:font-name-complex="DejaVu Sans"/>
    </style:style>
    <style:style style:name="T7" style:family="text">
      <style:text-properties officeooo:rsid="00adfa63" style:font-name-asian="DejaVu Sans" style:font-name-complex="DejaVu Sans"/>
    </style:style>
    <style:style style:name="T8" style:family="text">
      <style:text-properties officeooo:rsid="00ad5bd1"/>
    </style:style>
    <style:style style:name="T9" style:family="text">
      <style:text-properties fo:color="#000000" loext:opacity="100%" style:font-name="Calibri" style:font-name-asian="DejaVu Sans" style:font-name-complex="DejaVu Sans"/>
    </style:style>
    <style:style style:name="T10" style:family="text">
      <style:text-properties fo:color="#000000" loext:opacity="100%" style:font-name="Calibri" officeooo:rsid="00ad5bd1" style:font-name-asian="DejaVu Sans" style:font-name-complex="DejaVu Sans"/>
    </style:style>
    <style:style style:name="T11" style:family="text">
      <style:text-properties fo:color="#000000" loext:opacity="100%" style:font-name="Calibri" officeooo:rsid="00adfa63" style:font-name-asian="DejaVu Sans" style:font-name-complex="DejaVu Sans"/>
    </style:style>
    <style:style style:name="T12" style:family="text">
      <style:text-properties fo:color="#000000" loext:opacity="100%" style:font-name="Calibri" officeooo:rsid="00b86a1e" style:font-name-asian="DejaVu Sans" style:font-name-complex="DejaVu Sans"/>
    </style:style>
    <style:style style:name="T13" style:family="text">
      <style:text-properties fo:color="#000000" loext:opacity="100%" style:font-name="Calibri" officeooo:rsid="00bc7f0c" style:font-name-asian="DejaVu Sans" style:font-name-complex="DejaVu Sans"/>
    </style:style>
    <style:style style:name="T14" style:family="text">
      <style:text-properties fo:color="#000000" loext:opacity="100%" style:font-name="Calibri" officeooo:rsid="00c77bb8" style:font-name-asian="DejaVu Sans" style:font-name-complex="DejaVu Sans"/>
    </style:style>
    <style:style style:name="T15" style:family="text">
      <style:text-properties fo:color="#000000" loext:opacity="100%" style:font-name="Calibri" fo:font-weight="bold" style:font-name-asian="DejaVu Sans" style:font-weight-asian="bold" style:font-name-complex="DejaVu Sans" style:font-weight-complex="bold"/>
    </style:style>
    <style:style style:name="T16" style:family="text">
      <style:text-properties fo:color="#000000" loext:opacity="100%" style:font-name="Calibri" fo:font-weight="bold" officeooo:rsid="00b162ca" style:font-name-asian="DejaVu Sans" style:font-weight-asian="bold" style:font-name-complex="DejaVu Sans" style:font-weight-complex="bold"/>
    </style:style>
    <style:style style:name="T17" style:family="text">
      <style:text-properties fo:color="#000000" loext:opacity="100%" style:font-name="Calibri" fo:font-weight="bold" officeooo:rsid="00cbbbe4" style:font-name-asian="DejaVu Sans" style:font-weight-asian="bold" style:font-name-complex="DejaVu Sans" style:font-weight-complex="bold"/>
    </style:style>
    <style:style style:name="T18" style:family="text">
      <style:text-properties fo:color="#000000" loext:opacity="100%" style:font-name="Calibri" fo:font-weight="bold" officeooo:rsid="00cc1098" style:font-name-asian="DejaVu Sans" style:font-weight-asian="bold" style:font-name-complex="DejaVu Sans" style:font-weight-complex="bold"/>
    </style:style>
    <style:style style:name="T19" style:family="text">
      <style:text-properties officeooo:rsid="00adfa63"/>
    </style:style>
    <style:style style:name="T20" style:family="text">
      <style:text-properties officeooo:rsid="00af2c9e"/>
    </style:style>
    <style:style style:name="T21" style:family="text">
      <style:text-properties officeooo:rsid="00be534a"/>
    </style:style>
    <style:style style:name="T22" style:family="text">
      <style:text-properties officeooo:rsid="00c5898e"/>
    </style:style>
    <style:style style:name="T23" style:family="text">
      <style:text-properties officeooo:rsid="00c830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que d’exercices :</text:p>
      <text:p text:style-name="P1">« <text:span text:style-name="T5">utiliser le triangle du feu pour déterminer comment un feu a été éteint. »</text:span></text:p>
      <text:p text:style-name="P5"/>
      <text:p text:style-name="P7">Distinguer trans<text:span text:style-name="T21">formation</text:span> chimique et physique</text:p>
      <text:p text:style-name="P8">110p105 <text:span text:style-name="T19">Thierry Dulaurans cycle 4</text:span></text:p>
      <text:p text:style-name="P9">cachet effervescent</text:p>
      <text:p text:style-name="P9">métal + acide</text:p>
      <text:p text:style-name="P9">eau qui bout</text:p>
      <text:p text:style-name="P9">buée qui se forme</text:p>
      <text:p text:style-name="P9">bateau qui rouille</text:p>
      <text:p text:style-name="P9">allumette qui brûle</text:p>
      <text:p text:style-name="P9">verre se brise ?</text:p>
      <text:p text:style-name="P9">Sucre qui caramélise</text:p>
      <text:p text:style-name="P1"/>
      <text:p text:style-name="P1">« <text:span text:style-name="T22">Comprendre réactions chimique comme redistribution d’atomes »</text:span></text:p>
      <text:p text:style-name="P10">-Sachant produits et tout les réactifs sauf un, quel est le dernier réactif</text:p>
      <text:p text:style-name="P34">-Cette équation est-elle possible (équilibrée)</text:p>
      <text:p text:style-name="P1"/>
      <text:p text:style-name="P12">Tache complexe réaction chimique conservation de la masse </text:p>
      <text:p text:style-name="P12">112p106 <text:span text:style-name="T19">Thierry Dulaurans cycle 4</text:span></text:p>
      <text:p text:style-name="P1"/>
      <text:p text:style-name="P11">Tache complexe : équilibrer équation, dm/dr = 0, proportionnalité </text:p>
      <text:p text:style-name="P11">27p123 <text:span text:style-name="T23">RegaudVento cycle4</text:span></text:p>
      <text:p text:style-name="P1"/>
      <text:p text:style-name="P2">équation → phrase</text:p>
      <text:p text:style-name="P3">39p91 <text:span text:style-name="T19">Thierry Dulaurans cycle 4</text:span></text:p>
      <text:p text:style-name="P2">phrase → équation</text:p>
      <text:p text:style-name="P3">40p91 <text:span text:style-name="T19">Thierry Dulaurans cycle 4</text:span></text:p>
      <text:p text:style-name="P4">13p89 <text:span text:style-name="T19">Thierry Dulaurans cycle 4</text:span></text:p>
      <text:p text:style-name="P35"/>
      <text:p text:style-name="P14">Intoxication au monoxyde de carbone.</text:p>
      <text:p text:style-name="P13"><text:span text:style-name="T6">101p102 </text:span><text:span text:style-name="T7">Thierry Dulaurans cycle 4 </text:span></text:p>
      <text:p text:style-name="P15"/>
      <text:p text:style-name="P20"><text:span text:style-name="T10">Montrez que</text:span> <text:span text:style-name="T8">équations respectent conservation atomes (et charges?)</text:span></text:p>
      <text:p text:style-name="P21"><text:span text:style-name="T20">42p92</text:span> <text:span text:style-name="T2">Thierry Dulaurans cycle 4</text:span></text:p>
      <text:p text:style-name="P6"/>
      <text:p text:style-name="P22"><text:span text:style-name="T2">« J</text:span><text:span text:style-name="T1">ustifie que c’est une transfo chimique »</text:span></text:p>
      <text:p text:style-name="P22"><text:span text:style-name="T1">63 p 94 </text:span><text:span text:style-name="T11">Thierry Dulaurans cycle 4 <text:s/></text:span><text:span text:style-name="T15">Blond platine <text:tab/><text:tab/><text:tab/><text:tab/><text:tab/></text:span><text:span text:style-name="T17">x</text:span></text:p>
      <text:p text:style-name="P22"><text:span text:style-name="T1">64 p 94 </text:span><text:span text:style-name="T11">Thierry Dulaurans cycle 4 <text:s/></text:span><text:span text:style-name="T15">Chaufferette chimique<text:tab/><text:tab/><text:tab/><text:tab/></text:span><text:span text:style-name="T17">x</text:span></text:p>
      <text:p text:style-name="P23"><text:span text:style-name="T1">6</text:span><text:span text:style-name="T3">5</text:span><text:span text:style-name="T1"> p 94 </text:span><text:span text:style-name="T11">Thierry Dulaurans cycle 4 <text:s/></text:span><text:span text:style-name="T16">Éthylotest<text:tab/><text:tab/><text:tab/><text:tab/><text:tab/></text:span><text:span text:style-name="T18">x</text:span></text:p>
      <text:p text:style-name="P24"><text:span text:style-name="T1">6</text:span><text:span text:style-name="T4">6</text:span><text:span text:style-name="T1"> p 94 </text:span><text:span text:style-name="T11">Thierry Dulaurans cycle 4 <text:s/></text:span><text:span text:style-name="T15">Chaufferette chimique</text:span></text:p>
      <text:p text:style-name="P16"/>
      <text:p text:style-name="P25"><text:span text:style-name="T9">Éteindre un feu d’huile : 72p95 </text:span><text:span text:style-name="T11">Thierry Dulaurans cycle 4</text:span></text:p>
      <text:p text:style-name="P30"><text:span text:style-name="T11">C</text:span><text:span text:style-name="T9">ombustion/comburant x Zeppelin </text:span><text:span text:style-name="T13">90p99</text:span></text:p>
      <text:p text:style-name="P32"><text:span text:style-name="T13">M</text:span><text:span text:style-name="T9">onoxyde de carbone ( comprendre des équations de réactions) 101p102</text:span></text:p>
      <text:p text:style-name="P26"><text:span text:style-name="T9">Feu de sodium (acidité) 80p97 </text:span><text:span text:style-name="T11">Thierry Dulaurans cycle 4</text:span></text:p>
      <text:p text:style-name="P17"/>
      <text:p text:style-name="P18"/>
      <text:p text:style-name="P17"/>
      <text:p text:style-name="P31"><text:span text:style-name="T11">a</text:span><text:span text:style-name="T9">ttribuer équation → phrases 91p99 </text:span><text:span text:style-name="T11">Thierry Dulaurans cycle 4</text:span></text:p>
      <text:p text:style-name="P27"><text:span text:style-name="T9">d(</text:span><text:span text:style-name="T11">m</text:span><text:span text:style-name="T9">asse)/d(réaction) = 0 ? 81p98 </text:span><text:span text:style-name="T11">Thierry Dulaurans cycle 4</text:span></text:p>
      <text:p text:style-name="P27"><text:span text:style-name="T9">d(</text:span><text:span text:style-name="T11">m</text:span><text:span text:style-name="T9">asse)/d(réaction) = 0 </text:span><text:span text:style-name="T12">=&gt; m = ?</text:span><text:span text:style-name="T9"> 82p98 </text:span><text:span text:style-name="T11">Thierry Dulaurans cycle 4</text:span></text:p>
      <text:p text:style-name="P28"><text:span text:style-name="T9">Modèle moléculaire → nom 85p98 </text:span><text:span text:style-name="T11">Thierry Dulaurans cycle 4</text:span></text:p>
      <text:p text:style-name="P29"><text:span text:style-name="T9">Formules chimique, atome ou molécule ? Composition ? De vitamine C 87p99 </text:span><text:span text:style-name="T11">Thierry Dulaurans cycle 4</text:span></text:p>
      <text:p text:style-name="P19"><text:soft-page-break/></text:p>
      <text:p text:style-name="P33"><text:span text:style-name="T11">T</text:span><text:span text:style-name="T9">ache complexe</text:span></text:p>
      <text:p text:style-name="P33"><text:span text:style-name="T9">on part avec X et Y connu, on reconnaît H₂ au pop </text:span><text:span text:style-name="T14">(ou Zn2+ au précipité blanc avec la soude)</text:span><text:span text:style-name="T9">, on reconnaît dernier produit à équilibrage de l’équ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Frame_20_contents" style:display-name="Frame contents" style:family="paragraph" style:parent-style-name="Standard" style:default-outline-level="" style:class="extra"/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21:05:07.657605797</meta:creation-date>
    <meta:editing-duration>PT57M12S</meta:editing-duration>
    <meta:editing-cycles>64</meta:editing-cycles>
    <meta:generator>LibreOffice/7.0.4.2$Linux_X86_64 LibreOffice_project/00$Build-2</meta:generator>
    <meta:initial-creator>J Cercy</meta:initial-creator>
    <dc:date>2021-01-21T21:41:44.169881742</dc:date>
    <dc:creator>J Cercy</dc:creator>
    <meta:document-statistic meta:table-count="0" meta:image-count="0" meta:object-count="0" meta:page-count="2" meta:paragraph-count="44" meta:word-count="313" meta:character-count="1953" meta:non-whitespace-character-count="1666"/>
    <meta:template xlink:type="simple" xlink:actuate="onRequest" xlink:title="trame_type" xlink:href="../../../../../../../../mes_ressources/document%20type/trame_type.ott" meta:date="2020-12-26T21:05:06.228779933"/>
  </office:meta>
</office:document-meta>
</file>